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gulation</text:h>
      <text:h text:style-name="Heading_20_2" text:outline-level="2">Vấn đề nội dung</text:h>
      <text:p text:style-name="Standard">SeaMoo là một trang web phi chính trị, thành viên SeaMoo không được phép đưa lên bất kì nội dung chính trị nào.</text:p>
      <text:p text:style-name="Standard">Tất cả các nội dung bị xem là chính trị bao gồm các nội dung chống lại một tổ chức hay cá nhân bất kì, các nội dung bị xem là nhạy cảm bởi đại đa số các thành viên SeaMoo, các nội dung bị xem là có thể vi phạm vào một bộ luật nào đó của nhà nước Việt Nam Xã hội chủ nghĩa.</text:p>
      <text:p text:style-name="Standard">SeaMoo không chấp nhận các dữ liệu được bảo hộ bởi luật tác quyền.</text:p>
      <text:p text:style-name="Standard">SeaMoo không chấp nhận các nội dung khiêu dâm, bạo lực, kinh dị, các nội dung đi ngược lại tinh thần nhân bản của con người.</text:p>
      <text:p text:style-name="Standard">Trong trường hợp thành viên SeaMoo vi phạm các quy định trên, tại khoản thành viên sẽ bị khóa, đồng thời các dữ liệu liên quan sẽ bị xóa.</text:p>
      <text:p text:style-name="Standard"/>
      <text:h text:style-name="Heading_20_2" text:outline-level="2">Vấn đề tài chính</text:h>
      <text:p text:style-name="Standard">Trừ phi được đề cập rõ ràng và tường minh trên trang chủ, SeaMoo không xác nhận bất kì sự liên quan nào đến các chương trình quyên góp hay mua bán.</text:p>
      <text:p text:style-name="Standard">SeaMoo từ chối các ràng buộc pháp lí do xuất phát từ hành vi các thành viên tham gia SeaMoo gây ra. SeaMoo cũng từ chối mối quan hệ pháp lí với các thành viên tham gia SeaMo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huong Nguyen</meta:initial-creator>
    <meta:creation-date>2010-01-25T11:11:30</meta:creation-date>
    <dc:date>2010-02-03T14:04:08</dc:date>
    <dc:creator>Phuong Nguyen</dc:creator>
    <meta:editing-duration>PT00H06M51S</meta:editing-duration>
    <meta:editing-cycles>2</meta:editing-cycles>
    <meta:generator>OpenOffice.org/3.1$Unix OpenOffice.org_project/310m19$Build-9420</meta:generator>
    <meta:document-statistic meta:table-count="0" meta:image-count="0" meta:object-count="0" meta:page-count="1" meta:paragraph-count="10" meta:word-count="237" meta:character-count="1073"/>
  </office:meta>
</office:document-meta>
</file>